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courriers" style:family="table">
      <style:table-properties style:width="25.709cm" fo:margin-left="0cm" table:align="left"/>
    </style:style>
    <style:style style:name="courriers.A" style:family="table-column">
      <style:table-column-properties style:column-width="14.399cm"/>
    </style:style>
    <style:style style:name="courriers.B" style:family="table-column">
      <style:table-column-properties style:column-width="8.091cm"/>
    </style:style>
    <style:style style:name="courriers.C" style:family="table-column">
      <style:table-column-properties style:column-width="3.219cm"/>
    </style:style>
    <style:style style:name="courriers.A1" style:family="table-cell">
      <style:table-cell-properties fo:background-color="transparent" fo:padding="0.049cm" fo:border-left="0.05pt solid #808080" fo:border-right="none" fo:border-top="0.05pt solid #808080" fo:border-bottom="0.05pt solid #808080">
        <style:background-image/>
      </style:table-cell-properties>
    </style:style>
    <style:style style:name="courriers.C1" style:family="table-cell">
      <style:table-cell-properties fo:background-color="transparent" fo:padding="0.049cm" fo:border="0.05pt solid #808080">
        <style:background-image/>
      </style:table-cell-properties>
    </style:style>
    <style:style style:name="courriers.A2" style:family="table-cell">
      <style:table-cell-properties fo:background-color="transparent" fo:padding="0.049cm" fo:border-left="0.05pt solid #808080" fo:border-right="none" fo:border-top="none" fo:border-bottom="0.05pt solid #808080">
        <style:background-image/>
      </style:table-cell-properties>
    </style:style>
    <style:style style:name="courriers.C2" style:family="table-cell">
      <style:table-cell-properties fo:background-color="transparent" fo:padding="0.049cm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Table_20_Contents">
      <style:paragraph-properties fo:margin-top="0.101cm" fo:margin-bottom="0.101cm" style:contextual-spacing="false"/>
      <style:text-properties fo:font-size="12pt" style:font-size-asian="10.5pt" style:font-size-complex="12pt"/>
    </style:style>
    <style:style style:name="P3" style:family="paragraph" style:parent-style-name="Table_20_Contents">
      <style:paragraph-properties fo:margin-top="0.101cm" fo:margin-bottom="0.101cm" style:contextual-spacing="false"/>
      <style:text-properties fo:font-size="12pt" officeooo:paragraph-rsid="00466f7b" style:font-size-asian="10.5pt" style:font-size-complex="12pt"/>
    </style:style>
    <style:style style:name="P4" style:family="paragraph" style:parent-style-name="Table_20_Heading">
      <style:text-properties fo:font-size="12pt" officeooo:rsid="00220d35" officeooo:paragraph-rsid="00220d35" style:font-size-asian="10.5pt" style:font-size-complex="12pt"/>
    </style:style>
    <style:style style:name="P5" style:family="paragraph" style:parent-style-name="Table_20_Contents">
      <loext:graphic-properties draw:fill-image-width="0cm" draw:fill-image-height="0cm"/>
      <style:paragraph-properties fo:margin-left="0.049cm" fo:margin-right="0cm" fo:margin-top="0.101cm" fo:margin-bottom="0.101cm" style:contextual-spacing="false" fo:text-indent="0cm" style:auto-text-indent="false" style:shadow="none">
        <style:tab-stops/>
        <style:drop-cap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officeooo:rsid="002992d0"/>
    </style:style>
    <style:style style:name="T2" style:family="text">
      <style:text-properties style:font-name="Liberation Sans" officeooo:rsid="002c0e86" style:font-name-asian="Liberation Sans" style:font-name-complex="Liberation Sans"/>
    </style:style>
    <style:style style:name="T3" style:family="text">
      <style:text-properties officeooo:rsid="0043a89c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officeooo:rsid="004a6353"/>
    </style:style>
    <style:style style:name="T6" style:family="text">
      <style:text-properties style:font-name="Liberation Serif" fo:font-size="12pt" officeooo:rsid="004b6ac9" style:font-name-asian="Liberation Serif" style:font-size-asian="10.5pt" style:font-name-complex="Liberation Serif" style:font-size-complex="12pt"/>
    </style:style>
    <style:style style:name="T7" style:family="text">
      <style:text-properties style:font-name="Liberation Serif1" fo:font-size="12pt" officeooo:rsid="004b6ac9" style:font-name-asian="Noto Sans CJK SC Regular" style:font-size-asian="10.5pt" style:font-name-complex="FreeSans1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rvice traitant">
        <text:h text:style-name="Heading_20_1" text:outline-level="1"><office:annotation loext:resolved="false"><dc:creator>sge</dc:creator><dc:date>2017-02-21T09:03:16</dc:date><text:p text:style-name="P6">do section- for tg in sorted(by_tg.keys())</text:p></office:annotation>Listing des courriers entrants</text:h>
        <text:h text:style-name="Heading_20_2" text:outline-level="2"><text:span text:style-name="T2">›</text:span> <text:span text:style-name="T3"><text:text-input text:description="">by_tg[tg]['title']</text:text-input></text:span></text:h>
        <table:table table:name="courriers" table:style-name="courriers">
          <table:table-column table:style-name="courriers.A"/>
          <table:table-column table:style-name="courriers.B"/>
          <table:table-column table:style-name="courriers.C"/>
          <table:table-header-rows>
            <table:table-row>
              <table:table-cell table:style-name="courriers.A1" office:value-type="string">
                <text:p text:style-name="P4"><office:annotation loext:resolved="false"><dc:creator>sge</dc:creator><dc:date>2017-02-21T09:36:42</dc:date><text:p text:style-name="P6">do table with mails=sorted(by_tg[tg]['mails'], lambda x, y: cmp(x.internal_reference_no, y.internal_reference_no))</text:p></office:annotation>Titre</text:p>
              </table:table-cell>
              <table:table-cell table:style-name="courriers.A1" office:value-type="string">
                <text:p text:style-name="P4">Expéditeur</text:p>
              </table:table-cell>
              <table:table-cell table:style-name="courriers.C1" office:value-type="string">
                <text:p text:style-name="P4">Date réception</text:p>
              </table:table-cell>
            </table:table-row>
          </table:table-header-rows>
          <table:table-row>
            <table:table-cell table:style-name="courriers.A2" office:value-type="string">
              <text:p text:style-name="P2"><office:annotation loext:resolved="false"><dc:creator>sge</dc:creator><dc:date>2017-02-21T09:42:35</dc:date><text:p text:style-name="P6">do row for mail in mails</text:p></office:annotation><text:span text:style-name="T1"><text:text-input text:description="">mail.Title()</text:text-input></text:span></text:p>
            </table:table-cell>
            <table:table-cell table:style-name="courriers.A2" office:value-type="string">
              <text:p text:style-name="P3"><office:annotation loext:resolved="false"><dc:creator>sge</dc:creator><dc:date>2017-09-07T13:22:37</dc:date><text:p text:style-name="P6">do cell with sender=mail.sender; s_len=(sender and len(sender) or 0)</text:p></office:annotation><office:annotation loext:resolved="false"><dc:creator>sge</dc:creator><dc:date>2017-09-07T13:27:28</dc:date><text:p text:style-name="P6">do text if s_len==0</text:p></office:annotation>-</text:p>
              <text:p text:style-name="P3"><office:annotation loext:resolved="false"><dc:creator>sge</dc:creator><dc:date>2017-09-07T13:28:23</dc:date><text:p text:style-name="P6">do text if s_len==1</text:p></office:annotation><text:span text:style-name="T5"><text:text-input text:description="">sender[0].to_object.Title()</text:text-input></text:span></text:p>
              <text:p text:style-name="P5"><text:span text:style-name="T4"><office:annotation loext:resolved="false"><dc:creator>sge</dc:creator><dc:date>2017-09-07T13:29:03</dc:date><text:p text:style-name="P6">do text if s_len&gt;1</text:p><text:p text:style-name="P6">for rel in sender</text:p></office:annotation></text:span><text:span text:style-name="T6">•</text:span><text:span text:style-name="T7"> </text:span><text:span text:style-name="T4"><text:text-input text:description="">rel.to_object.Title()</text:text-input></text:span></text:p>
            </table:table-cell>
            <table:table-cell table:style-name="courriers.C2" office:value-type="string">
              <text:p text:style-name="P2"><text:text-input text:description="">mail.reception_date.strftime('%Y-%m-%d %H:%M')</text:text-input></text:p>
            </table:table-cell>
          </table:table-row>
        </table:table>
        <text:p text:style-name="P1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21cm" style:contextual-spacing="false" fo:text-align="center" style:justify-single-word="false" fo:text-indent="0cm" style:auto-text-indent="false" style:page-number="auto" fo:break-before="page" style:shadow="none"/>
      <style:text-properties fo:font-size="130%" style:text-underline-style="solid" style:text-underline-width="auto" style:text-underline-color="font-color" fo:font-weight="normal" fo:background-color="transparent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cm" fo:margin-bottom="0.21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4:35:47.480157133</meta:creation-date>
    <meta:generator>LibreOffice/24.2.5.2$Linux_X86_64 LibreOffice_project/420$Build-2</meta:generator>
    <meta:editing-duration>P0D</meta:editing-duration>
    <meta:editing-cycles>1</meta:editing-cycles>
    <meta:document-statistic meta:table-count="1" meta:image-count="0" meta:object-count="0" meta:page-count="1" meta:paragraph-count="10" meta:word-count="27" meta:character-count="198" meta:non-whitespace-character-count="191"/>
  </office:meta>
</office:document-meta>
</file>